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line-height="200%"/>
      <style:text-properties fo:font-size="10pt" style:font-size-asian="10pt" style:font-size-complex="10pt"/>
    </style:style>
    <style:style style:name="P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8pt" style:font-size-asian="8pt" style:font-size-complex="8pt"/>
    </style:style>
    <style:style style:name="P9" style:family="paragraph" style:parent-style-name="Standard">
      <style:paragraph-properties fo:margin-left="0in" fo:margin-right="0in" fo:line-height="200%" fo:text-indent="0.5in" style:auto-text-indent="false"/>
      <style:text-properties fo:font-size="10pt" style:font-size-asian="10pt" style:font-size-complex="10pt"/>
    </style:style>
    <style:style style:name="P10" style:family="paragraph" style:parent-style-name="Standard">
      <style:paragraph-properties fo:margin-left="0in" fo:margin-right="0in" fo:line-height="200%" fo:text-indent="0.5in" style:auto-text-indent="false"/>
    </style:style>
    <style:style style:name="P11" style:family="paragraph" style:parent-style-name="Standard" style:master-page-name="Standard">
      <style:paragraph-properties style:page-number="auto"/>
      <style:text-properties fo:font-size="8pt" style:font-size-asian="8pt" style:font-size-complex="8pt"/>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fo:font-size="10pt" style:font-size-asian="10pt" style:font-size-complex="10pt"/>
    </style:style>
    <style:style style:name="T4" style:family="text">
      <style:text-properties fo:font-weight="bold" style:font-weight-asian="bold"/>
    </style:style>
    <style:style style:name="T5" style:family="text">
      <style:text-properties style:font-name="Calibri1"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avid Poynter</text:p>
      <text:p text:style-name="P8">Chris Powell</text:p>
      <text:p text:style-name="P8">Brandon Powell</text:p>
      <text:p text:style-name="P8">Skye Schneider</text:p>
      <text:p text:style-name="P2">Android RPG Game Proposal</text:p>
      <text:p text:style-name="P6">Overview and Significance</text:p>
      <text:p text:style-name="Standard"><text:s text:c="5"/><text:span text:style-name="T5">The basis for this proposal is to revolutionize mobile gaming by bringing an 'old school' role-playing game to the Android Operating System. This game would incorporate new game ideologies while reaching back to the roots of role-playing games. This style of game first hit the market in the mid 1970's and have been apart of the driving force that has brought gaming to be what it is today. This is why we want to reinvent role-playing games for the Android mobile market. </text:span><text:span text:style-name="T3">While there are numerous 3D RPG games to choose from to play on Android phones like Final Fantasy and Dungeon Hunter, there is still a demand for the 'old school' RPG games. <text:s/>What I mean by ‘old school’ is more simple graphics made with 2D images. With the release of X-box Live Arcade and smartphones, there seems to be a resurgence of these 2D video games. <text:s/>My fellow game developers and I hope to continue this resurgence by creating a RPG that excite and draw in many gamers from young adolescents to adults. <text:s/>With the Android platform having over 60% of the smartphone market, designing the game with this platform seems the most logical and universal. <text:s/>This will allow for the most distribution, which will increase our chances for a significant impact on the gaming market.</text:span></text:p>
      <text:p text:style-name="P6">Goals, motivations, and Objectives</text:p>
      <text:p text:style-name="Standard"><text:s text:c="5"/><text:span text:style-name="T3">Of course having a very successful share of the gaming market is an ultimate goal for any game developer, but the learning experience of the game development and creation is a large driving force. <text:s/>Designing and developing code and continually aiming to perfect our final product, is what motivates us. <text:s/>We are pleased to create a game that will be easily available to over 60 million who are part of the ever growing Android market. <text:s/>If I can provide an escape for a gamer from all the stresses in their life into an enjoyable experience, I have met my ultimate objective. </text:span><text:s/></text:p>
      <text:p text:style-name="P7"><text:span text:style-name="T4">Impact and Overview of Objectives</text:span> </text:p>
      <text:p text:style-name="Standard"><text:s text:c="5"/><text:span text:style-name="T3">Developing an RPG game with 2D images is simpler than a more intense 3D game for the latest console systems like for X-box and PlayStation. <text:s/>But now with the increase of smartphone users, the need for less intense processing power and battery consumption has also brought a need for a game like we are proposing. </text:span><text:span text:style-name="T5">The fact that highly demanding games drain mobile batteries very quickly is a big hurdle for game development. Our game will not only contain hours of fun-filled content but it will also be one of the few games that will not drain your battery dead. The combination of fun-filled and battery-conserving isn't something commonly seen in the mobile market. This idea is the significance for our project. Creating a fun, time-waster, that does not kill your mobile battery. Do to the constant increase of</text:span><text:span text:style-name="T3"> people purchasing these mobile devices, having a positive impact on the portable gaming industry is what we want to accomplish. <text:s/>Allowing a gamer to play a RPG and save their progress while using their mobile device is more for the hardcore gamers. <text:s/>The hardcore gamers don’t have to just settle for playing “Angry Birds”, “Pong”, or “Snake”. <text:s text:c="2"/>Anyone who has loved RPG games and may still want to continue to play on-the-go can now do so. <text:s/>The convenience factor will aid us by making the experience extremely convenient for the gamer. <text:s/>By building the game from the ground up, we will be able to derive a game that can accomplish these specifications.</text:span></text:p>
      <text:p text:style-name="P6"><text:soft-page-break/>Background and State of the Art</text:p>
      <text:p text:style-name="Standard"><text:s text:c="5"/><text:span text:style-name="T3">RPGs are video games where the player controls the actions of a protagonist and this character lives in a fictional world. <text:s/>The player controls one character or several party members, which they fulfill one or many quests. <text:s/>RPGs have their origins in pen-and-paper role-playing games such as Dungeons and Dragons. <text:s/>The participants determine the actions of their characters based on their characterization. <text:s/>Their actions would either succeed or fail according to a formal system of rules and guidelines. <text:s/></text:span></text:p>
      <text:p text:style-name="P3"><text:s text:c="5"/>Android Operating System is designed for smartphones. <text:s/>The system is open sourced and is usually programmed in C, C++, and Java. <text:s/>The initial release of the operating system was in September of 2008 and currently is in release 4.1, also known as Jelly Bean. <text:s/>We will be programming in release 2.2 which is called Froyo. <text:s/>It is an older version not in use as much as the release of Gingerbread, but the operating system is forward compatible. <text:s/>Forward compatible means that the game coded in Froyo will work on all operating systems released after Froyo. <text:s/>Since our game is not graphically intense, we will not need the latest operating system. <text:s text:c="2"/>We will increase the amount of users since this will work for users of older phones that use Froyo.</text:p>
      <text:p text:style-name="P6">Problem Presentation, Methodology and Justification</text:p>
      <text:p text:style-name="P3"><text:tab/>We are making a product and with any product this requires a plan and outline of what elements are needed to build our product. <text:s/>We have figured out what pieces are needed to build our game and now we just need to start building each piece and combine them together to make the final product. <text:s/>We will have two members of the team present the game and perform the layout. <text:s/>The other two members will be more involved in the coding and operations of the game. <text:s/>Basically, the members who have the most experience and knowledge of the specific subjects will be assigned to those specific roles. <text:s/>There will productive and consistent critiques and input from each of the team members so that there is a positive work environment.</text:p>
      <text:p text:style-name="P6">Preliminary Results and Expected Deliverables</text:p>
      <text:p text:style-name="Standard"><text:span text:style-name="T3"><text:tab/>This game will be built in stages. <text:s/>First, we will have a loadable map and will be able to move the character. <text:s/>Next, the weapons and the different abilities will be added. <text:s/>Then we will add the dungeons and the final castle and main boss and all the rest of the specific areas that the game consists of. <text:s/>If we feel the game needs additional characters and side quests, then these will be added if necessary. <text:s/>We will expect to deliver a stable, highly tested RPG video game which we will be satisfied to release on the Android market.</text:span><text:tab/><text:tab/><text:tab/><text:tab/><text:tab/><text:tab/><text:tab/><text:tab/><text:tab/><text:tab/><text:tab/></text:p>
      <text:p text:style-name="P6">Work Schedule</text:p>
      <text:p text:style-name="P3"><text:tab/>Starting on October 2<text:span text:style-name="T1">nd</text:span>, the main map will be designed, the quest and story will designed and finalized, and the prototype of the User Interface will be in place. <text:s text:c="2"/>October 16<text:span text:style-name="T1">th</text:span>, The map will be finalized, the User Interface will be finalized, the different weapons and items will be implemented, and the graphics engine will be in its beginning stages. <text:s/>By October 30<text:span text:style-name="T1">th</text:span>, we will have a loadable game, the User Interface will be implemented, and the main coding will begin. <text:s/>By November 13<text:span text:style-name="T1">th</text:span>, the main quest will be finalized, the characters will be fully developed, the weapons and items implemented, and a runnable game. <text:s/>Finally, on November 27<text:span text:style-name="T1">th</text:span>, the game will be fully functional, side quests will be added if necessary, and there will be performance tweaks. <text:s/>By December 4<text:span text:style-name="T1">th</text:span>, the game will be ready to be released on the Android market.</text:p>
      <text:p text:style-name="P1"/>
      <text:p text:style-name="P2"><text:soft-page-break/>References</text:p>
      <text:p text:style-name="P5">“A History of Video Games: Innovation Timeline”</text:p>
      <text:p text:style-name="P5"><text:tab/><text:a xlink:type="simple" xlink:href="http://www.edutube.org/history-video-games-innovation-timeline">www.edutube.org/history-video-games-innovation-timeline</text:a></text:p>
      <text:p text:style-name="P4">“Android, the World’s most popular mobile platform”</text:p>
      <text:p text:style-name="P10"><text:span text:style-name="T3"><text:s/></text:span><text:a xlink:type="simple" xlink:href="http://developer.android.com/about/dashboards/index.html"><text:span text:style-name="T3">http://developer.android.com/about/dashboards/index.html</text:span></text:a></text:p>
      <text:p text:style-name="P4">Darell, Richard, “The complete Android history timeline [Infographic]” </text:p>
      <text:p text:style-name="P10"><text:a xlink:type="simple" xlink:href="http://www.bitrebels.com/technology/the-complete-android-history-timeline-infographic/"><text:span text:style-name="T3">http://www.bitrebels.com/technology/the-complete-android-history-timeline-infographic/</text:span></text:a></text:p>
      <text:p text:style-name="P4">Viswanathan, Priya, “Before you become a freelance mobile app developer” <text:span text:style-name="T2">About.com</text:span>. </text:p>
      <text:p text:style-name="P9">http://mobiledevices.about.com/od/additionalresources/bb/Before-You-Become-AFreelance-</text:p>
      <text:p text:style-name="P9">Mobile-App-Developer.htm</text:p>
      <text:p text:style-name="P4">Fidelman, Mark, “A Brief History of Mobile Gaming” <text:span text:style-name="T2">Business Insider .</text:span> 21 August 2011</text:p>
      <text:p text:style-name="P10"><text:span text:style-name="T3"><text:s/></text:span><text:a xlink:type="simple" xlink:href="http://articles.businessinsider.com/2011-08-21/tech/30035291_1_mobile-gaming-ngage-"><text:span text:style-name="T3">http://articles.businessinsider.com/2011-08-21/tech/30035291_1_mobile-gaming-ngage-</text:span></text:a></text:p>
      <text:p text:style-name="P9">competitive-online-gaming.</text:p>
      <text:p text:style-name="P4">Grandoni, Dino, “Android Market Share Q3 2012: Google’s Still Beating Apple, But will the iPhone 5 </text:p>
      <text:p text:style-name="P4"><text:tab/>change that?” <text:span text:style-name="T2">Huffington Post</text:span> 18 September 2012</text:p>
      <text:p text:style-name="P9"><text:s/>http://www.huffingtonpost.com/2012/09/18/android-market-share-q3-2012_n_189329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dc:creator>Chris Powell</dc:creator>
    <meta:editing-cycles>23</meta:editing-cycles>
    <meta:creation-date>2012-09-28T14:15:00</meta:creation-date>
    <dc:date>2012-09-29T17:59:02.87</dc:date>
    <meta:editing-duration>PT41M53S</meta:editing-duration>
    <meta:generator>OpenOffice.org/3.4.1$Win32 OpenOffice.org_project/341m1$Build-9593</meta:generator>
    <meta:document-statistic meta:table-count="0" meta:image-count="0" meta:object-count="0" meta:page-count="3" meta:paragraph-count="36" meta:word-count="1271" meta:character-count="80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